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2"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3" style:family="paragraph" style:parent-style-name="Text_20_body" style:list-style-name="L2">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style:style>
    <style:style style:name="P5" style:family="paragraph" style:parent-style-name="Text_20_body">
      <style:paragraph-properties fo:margin-left="2.54cm" fo:margin-right="0cm" fo:margin-top="0cm" fo:margin-bottom="0cm" loext:contextual-spacing="false" fo:orphans="2" fo:widows="2" fo:text-indent="0cm" style:auto-text-indent="false"/>
      <style:text-properties fo:font-variant="normal" fo:text-transform="none" fo:color="#000000" fo:letter-spacing="normal"/>
    </style:style>
    <style:style style:name="T1" style:family="text">
      <style:text-properties fo:font-weight="bold"/>
    </style:style>
    <style:style style:name="T2" style:family="text">
      <style:text-properties style:font-name="Calibri" fo:font-size="11pt" fo:font-style="normal" fo:font-weight="normal"/>
    </style:style>
    <style:style style:name="T3" style:family="text">
      <style:text-properties style:font-name="Calibri" fo:font-size="11pt" fo:font-style="normal" fo:font-weight="normal" fo:background-color="#ffff00" loext:char-shading-value="0"/>
    </style:style>
    <style:style style:name="T4" style:family="text">
      <style:text-properties style:font-name="Calibri" fo:font-size="11pt" fo:language="en" fo:country="US"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o es lo que hemos ido encontrando:</text:p>
      <text:list xml:id="list2781443496" text:style-name="L1">
        <text:list-item>
          <text:p text:style-name="P2">Pantalla de definición de glosarios (2.2.1);</text:p>
          <text:list>
            <text:list-item>
              <text:p text:style-name="P2">Si el botón buscar coge el foco y pulsamos el enter, sigue sin ejecutarse la acción del botón buscar.</text:p>
            </text:list-item>
          </text:list>
        </text:list-item>
        <text:list-item>
          <text:p text:style-name="P2">Pantalla mantenimiento de glosario (2.2.1.1).</text:p>
          <text:list>
            <text:list-item>
              <text:p text:style-name="P2">Cuando se pulsa alta, se muestra correctamente la ventada de confirmación pero al dar NO, se cierra la ventana de mantenimiento. Esto no es correcto. No se debe cerrar ya que se pierde la información. <text:span text:style-name="T1">Aplicar esto para todas las ventanas de confirmación</text:span>.</text:p>
            </text:list-item>
          </text:list>
        </text:list-item>
        <text:list-item>
          <text:p text:style-name="P2">Glosario de campos (2.2.2):</text:p>
          <text:list>
            <text:list-item>
              <text:p text:style-name="P2">El combo de tipo de dato debe permitir no seleccionar ninguno. Por defecto no debe de haber ninguno seleccionado.</text:p>
            </text:list-item>
            <text:list-item>
              <text:p text:style-name="P2">Eliminar los campos de norma.</text:p>
            </text:list-item>
            <text:list-item>
              <text:p text:style-name="P2">Si se cambia el glosario, se deben limpiar los dos listados.  </text:p>
            </text:list-item>
            <text:list-item>
              <text:p text:style-name="P2">Hemos visto que el campo mostrar excepciones se está enviando SI o NO. En la especificación del procedimiento indica que se debe mandar S o N<text:span text:style-name="T1">. Tened en cuenta esa información en las invocaciones a los diferentes procedimientos</text:span>.</text:p>
            </text:list-item>
          </text:list>
        </text:list-item>
      </text:list>
      <text:p text:style-name="P5">  <text:span text:style-name="T2">/*----------------------------------------------------------------------------------------</text:span></text:p>
      <text:p text:style-name="P5">  <text:span text:style-name="T2">|| Procedimiento que realiza la búsqueda de campos de un glosario</text:span></text:p>
      <text:p text:style-name="P5">  <text:span text:style-name="T2">|| Entrada:</text:span></text:p>
      <text:p text:style-name="P5">  <text:span text:style-name="T2">|| p_cod_glosario       : Código de glosario (Obligatorio)</text:span></text:p>
      <text:p text:style-name="P5">  <text:span text:style-name="T2">|| p_nom_columna        : Nombre del campo (Opcional): Si está informado, se buscan las filas cuyo nombre de columna contengan ese texto</text:span></text:p>
      <text:p text:style-name="P5">  <text:span text:style-name="T2">|| p_tip_dato           : Tipo de dato (Opcional): Si está informado, se filtran los campos que sean de ese tipo</text:span></text:p>
      <text:p text:style-name="P5">  <text:span text:style-name="T2">|| </text:span><text:span text:style-name="T3">p_mostrar_excepciones: Mostrar Excepciones (Obligatorio): Indica si se muestran las excepciones, según los valores S(defecto)/N</text:span></text:p>
      <text:p text:style-name="P5">  <text:span text:style-name="T2">|| Salida:</text:span></text:p>
      <text:p text:style-name="P5">  <text:span text:style-name="T2">|| p_lista_campos    : Lista de los campos que cumplen la condición de búsqueda</text:span></text:p>
      <text:p text:style-name="P5">  <text:span text:style-name="T2">|| p_resultado       : Resultado de la operación (1- Correcto, 0-Error)</text:span></text:p>
      <text:p text:style-name="P5">  <text:span text:style-name="T2">|| p_lista_errores   : Lista de errores</text:span></text:p>
      <text:p text:style-name="P5">  <text:span text:style-name="T2">*/ ---------------------------------------------------------------------------------------</text:span></text:p>
      <text:p text:style-name="P5">  <text:span text:style-name="T2">procedure p_con_campos_glosario(p_cod_glosario        IN NUMBER,</text:span></text:p>
      <text:p text:style-name="P5">                                  <text:span text:style-name="T2">p_tip_dato            IN VARCHAR2,</text:span></text:p>
      <text:p text:style-name="P5">                                  <text:span text:style-name="T2">p_nom_columna         IN VARCHAR2,</text:span></text:p>
      <text:p text:style-name="P5">                                  <text:span text:style-name="T2">p_mostrar_excepciones IN VARCHAR2,</text:span></text:p>
      <text:p text:style-name="P5">                                  <text:span text:style-name="T2">p_lista_campos        OUT NOCOPY t_t_campo_glosario,</text:span></text:p>
      <text:p text:style-name="P5">                                  <text:span text:style-name="T4">p_resultado           IN OUT NOCOPY INTEGER,</text:span></text:p>
      <text:p text:style-name="P5"><text:soft-page-break/>                                  <text:span text:style-name="T2">p_lista_errores       IN OUT NOCOPY t_t_error);</text:span></text:p>
      <text:list xml:id="list1131079544" text:style-name="L2">
        <text:list-item>
          <text:p text:style-name="P3">Definición de normas (2.3.1).</text:p>
          <text:list>
            <text:list-item>
              <text:p text:style-name="P3">Si el botón buscar coge el foco y pulsamos el enter, sigue sin ejecutarse la acción del botón buscar.</text:p>
            </text:list-item>
          </text:list>
        </text:list-item>
        <text:list-item>
          <text:p text:style-name="P3">Definición de elementos (2.3.3)</text:p>
          <text:list>
            <text:list-item>
              <text:p text:style-name="P3">Si el botón buscar coge el foco y pulsamos el enter, sigue sin ejecutarse la acción del botón buscar.</text:p>
            </text:list-item>
          </text:list>
        </text:list-item>
        <text:list-item>
          <text:p text:style-name="P3">Definición de tipos de partícula (2.3.6).</text:p>
          <text:list>
            <text:list-item>
              <text:p text:style-name="P3">Si el botón buscar coge el foco y pulsamos el enter, sigue sin ejecutarse la acción del botón buscar.</text:p>
            </text:list-item>
          </text:list>
        </text:list-item>
      </text:list>
      <text:p text:style-name="P4"> </text:p>
      <text:p text:style-name="P1">Adjuntamos la especificación del fichero de definiciones de los procedimiento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9-02T14:15:03.394259755</dc:date>
    <meta:editing-duration>PT51S</meta:editing-duration>
    <meta:editing-cycles>3</meta:editing-cycles>
    <meta:document-statistic meta:table-count="0" meta:image-count="0" meta:object-count="0" meta:page-count="2" meta:paragraph-count="37" meta:word-count="389" meta:character-count="2868" meta:non-whitespace-character-count="2214"/>
  </office:meta>
</office:document-meta>
</file>